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Desktop Studies</text:p>
          </table:table-cell>
          <table:table-cell table:number-columns-repeated="8"/>
          <table:table-cell office:value-type="string" calcext:value-type="string">
            <text:p>SOE studi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PI</text:p>
          </table:table-cell>
          <table:table-cell table:number-columns-repeated="8"/>
          <table:table-cell office:value-type="string" calcext:value-type="string">
            <text:p>MPI</text:p>
          </table:table-cell>
          <table:table-cell table:number-columns-repeated="2"/>
          <table:table-cell office:value-type="string" calcext:value-type="string">
            <text:p>G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PU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res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2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res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4.63" calcext:value-type="float">
            <text:p>404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73" calcext:value-type="float">
            <text:p>14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2.1" calcext:value-type="float">
            <text:p>332.1</text:p>
          </table:table-cell>
          <table:table-cell table:formula="of:=[.F8]*256"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8.4" calcext:value-type="float">
            <text:p>198.4</text:p>
          </table:table-cell>
          <table:table-cell table:formula="of:=[.F9]*256"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7.722" calcext:value-type="float">
            <text:p>727.7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9.813" calcext:value-type="float">
            <text:p>119.813</text:p>
          </table:table-cell>
          <table:table-cell table:formula="of:=[.F10]*256" office:value-type="float" office:value="1024" calcext:value-type="float">
            <text:p>1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.233" calcext:value-type="float">
            <text:p>116.233</text:p>
          </table:table-cell>
          <table:table-cell table:formula="of:=[.F11]*256" office:value-type="float" office:value="2048" calcext:value-type="float">
            <text:p>20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3.4" calcext:value-type="float">
            <text:p>173.4</text:p>
          </table:table-cell>
          <table:table-cell table:formula="of:=[.F12]*256" office:value-type="float" office:value="4096" calcext:value-type="float">
            <text:p>40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  <table:table-cell table:formula="of:=[.F13]*256" office:value-type="float" office:value="8192" calcext:value-type="float">
            <text:p>8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7"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crash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0.8" calcext:value-type="float">
            <text:p>380.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0.4" calcext:value-type="float">
            <text:p>390.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0.6" calcext:value-type="float">
            <text:p>390.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7"/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5.2" calcext:value-type="float">
            <text:p>165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.9" calcext:value-type="float">
            <text:p>205.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6.2" calcext:value-type="float">
            <text:p>206.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6.3" calcext:value-type="float">
            <text:p>206.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6.6" calcext:value-type="float">
            <text:p>206.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Anmare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P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PU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2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73" calcext:value-type="float">
            <text:p>14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7.48" calcext:value-type="float">
            <text:p>167.48</text:p>
          </table:table-cell>
          <table:table-cell table:formula="of:=[.F43]*256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4.7611" calcext:value-type="float">
            <text:p>174.7611</text:p>
          </table:table-cell>
          <table:table-cell table:formula="of:=[.F44]*256"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7.722" calcext:value-type="float">
            <text:p>727.7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7.6" calcext:value-type="float">
            <text:p>447.6</text:p>
          </table:table-cell>
          <table:table-cell table:formula="of:=[.F45]*256"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7.7" calcext:value-type="float">
            <text:p>987.7</text:p>
          </table:table-cell>
          <table:table-cell table:formula="of:=[.F46]*256"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45" calcext:value-type="float">
            <text:p>1245</text:p>
          </table:table-cell>
          <table:table-cell table:formula="of:=[.F47]*256" office:value-type="float" office:value="4096" calcext:value-type="float">
            <text:p>4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4" calcext:value-type="float">
            <text:p>1924</text:p>
          </table:table-cell>
          <table:table-cell table:formula="of:=[.F48]*256" office:value-type="float" office:value="8192" calcext:value-type="float">
            <text:p>8192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0.8" calcext:value-type="float">
            <text:p>380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0.4" calcext:value-type="float">
            <text:p>390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0.6" calcext:value-type="float">
            <text:p>390.6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.9" calcext:value-type="float">
            <text:p>205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6.2" calcext:value-type="float">
            <text:p>206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6.3" calcext:value-type="float">
            <text:p>206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6.6" calcext:value-type="float">
            <text:p>206.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3:30:14.254550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49:31.205008238</meta:creation-date>
    <dc:date>2019-04-17T14:43:49.698531260</dc:date>
    <meta:editing-duration>P3DT23H2M</meta:editing-duration>
    <meta:editing-cycles>10</meta:editing-cycles>
    <meta:generator>LibreOffice/6.0.7.3$Linux_X86_64 LibreOffice_project/00m0$Build-3</meta:generator>
    <meta:document-statistic meta:table-count="1" meta:cell-count="198" meta:object-count="0"/>
  </office:meta>
</office:document-meta>
</file>